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909cm" fo:min-width="4.453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2.036cm" fo:min-width="4.453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1.457cm" fo:min-width="1.207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2.036cm" fo:min-width="0.898cm"/>
    </style:style>
    <style:style style:name="gr5" style:family="graphic" style:parent-style-name="standard">
      <style:graphic-properties svg:stroke-color="#000000" draw:fill-color="#dddddd" draw:opacity="0%" draw:textarea-horizontal-align="justify" draw:textarea-vertical-align="middle" draw:auto-grow-height="false" fo:min-height="12.577cm" fo:min-width="5.6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4.326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.914cm"/>
    </style:style>
    <style:style style:name="gr9" style:family="graphic" style:parent-style-name="standard">
      <style:graphic-properties svg:stroke-color="#000000" draw:fill-color="#dddddd" draw:opacity="0%" draw:textarea-horizontal-align="justify" draw:textarea-vertical-align="middle" draw:auto-grow-height="false" fo:min-height="6.481cm" fo:min-width="5.628cm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2.04cm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2.04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2.086cm" fo:min-width="1.7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</style:style>
    <style:style style:name="gr14" style:family="graphic" style:parent-style-name="objectwithoutfill">
      <style:graphic-properties svg:stroke-color="#000000" draw:marker-end="Arrow" draw:marker-end-width="0.3cm" draw:fill="none" draw:fill-color="#dddddd" draw:textarea-vertical-align="middle"/>
    </style:style>
    <style:style style:name="gr15" style:family="graphic" style:parent-style-name="objectwithoutfill">
      <style:graphic-properties draw:stroke="solid" svg:stroke-color="#000000" draw:marker-end="Arrow" draw:marker-end-width="0.3cm" draw:fill="none" draw:fill-color="#dddddd" draw:textarea-vertical-align="middle"/>
    </style:style>
    <style:style style:name="gr16" style:family="graphic" style:parent-style-name="objectwithoutfill">
      <style:graphic-properties svg:stroke-width="0.106cm" svg:stroke-color="#5c2d91" draw:marker-start-width="0.359cm" draw:marker-end="Arrow" draw:marker-end-width="0.459cm" draw:fill="none" draw:fill-color="#dddddd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106cm" svg:stroke-color="#5c2d91" draw:marker-start-width="0.358cm" draw:marker-end="Arrow" draw:marker-end-width="0.458cm" draw:fill="none" draw:fill-color="#dddddd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8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2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5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0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48cm"/>
    </style:style>
    <style:style style:name="gr25" style:family="graphic" style:parent-style-name="standard">
      <style:graphic-properties svg:stroke-color="#000000" draw:fill-color="#dddddd" draw:textarea-horizontal-align="justify" draw:textarea-vertical-align="middle" draw:auto-grow-height="false" fo:min-height="1.457cm" fo:min-width="1.0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1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8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10.926cm" fo:min-width="5.21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208cm"/>
    </style:style>
    <style:style style:name="gr30" style:family="graphic" style:parent-style-name="standard">
      <style:graphic-properties svg:stroke-color="#000000" draw:fill-color="#dddddd" draw:textarea-horizontal-align="justify" draw:textarea-vertical-align="middle" draw:auto-grow-height="false" fo:min-height="0.132cm" fo:min-width="0cm"/>
    </style:style>
    <style:style style:name="gr31" style:family="graphic" style:parent-style-name="standard">
      <style:graphic-properties draw:stroke="none" svg:stroke-color="#000000" draw:fill="none" draw:fill-color="#ffffff" fo:min-height="4.441cm"/>
    </style:style>
    <style:style style:name="gr32" style:family="graphic" style:parent-style-name="standard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svg:stroke-color="#000000" draw:fill-color="#dddddd" draw:textarea-horizontal-align="justify" draw:textarea-vertical-align="middle" draw:auto-grow-height="false" fo:min-height="0.385cm" fo:min-width="0.262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dddddd" draw:opacity="0%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dddddd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4pt" style:font-size-asian="12pt" style:font-size-complex="12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/>
    </style:style>
    <style:style style:name="P11" style:family="paragraph">
      <loext:graphic-properties draw:fill-color="#000000" draw:opacity="0%"/>
      <style:paragraph-properties fo:text-align="center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P1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2pt" style:font-size-complex="12pt"/>
    </style:style>
    <style:style style:name="T4" style:family="text">
      <style:text-properties fo:font-size="14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953cm" svg:height="2.159cm" svg:x="3.286cm" svg:y="4.429cm">
          <text:p text:style-name="P1">Liquidation</text:p>
          <text:p text:style-name="P1">Watch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53cm" svg:height="2.286cm" svg:x="3.286cm" svg:y="11.16cm">
          <text:p text:style-name="P1">Priority Gas</text:p>
          <text:p text:style-name="P1">Auction Bo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13cm" svg:height="2.413cm" svg:x="4.455cm" svg:y="15.384cm">
          <text:p text:style-name="P1">Invo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8" draw:id="id8" draw:layer="layout" svg:width="2.794cm" svg:height="4.572cm" svg:x="4.302cm" svg:y="19.415cm">
          <text:p text:style-name="P1"><text:span text:style-name="T1">Liquidat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6.128cm" svg:height="12.827cm" svg:x="14.462cm" svg:y="2.2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597cm" svg:height="0.962cm" svg:x="15.859cm" svg:y="1.381cm">
          <draw:text-box>
            <text:p>Compound</text:p>
          </draw:text-box>
        </draw:frame>
        <draw:custom-shape draw:style-name="gr7" draw:text-style-name="P2" xml:id="id1" draw:id="id1" draw:layer="layout" svg:width="4.826cm" svg:height="1.651cm" svg:x="15.224cm" svg:y="2.778cm">
          <text:p text:style-name="P1">Accounts API</text:p>
          <draw:enhanced-geometry svg:viewBox="0 0 21600 21600" draw:type="rectangle" draw:enhanced-path="M 0 0 L 21600 0 21600 21600 0 21600 0 0 Z N"/>
        </draw:custom-shape>
        <draw:custom-shape draw:style-name="gr8" draw:text-style-name="P2" xml:id="id4" draw:id="id4" draw:layer="layout" svg:width="4.826cm" svg:height="2.54cm" svg:x="15.224cm" svg:y="8.62cm">
          <text:p text:style-name="P1">Orac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5" draw:id="id5" draw:layer="layout" svg:width="4.826cm" svg:height="2.54cm" svg:x="15.224cm" svg:y="11.922cm">
          <text:p text:style-name="P1">Ctokens</text:p>
          <text:p text:style-name="P1">(multiple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3" draw:id="id3" draw:layer="layout" svg:width="4.826cm" svg:height="2.54cm" svg:x="15.224cm" svg:y="5.192cm">
          <text:p text:style-name="P1">Comptroll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draw:layer="layout" svg:width="6.128cm" svg:height="6.731cm" svg:x="14.462cm" svg:y="16.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6" draw:id="id6" draw:layer="layout" svg:width="5.08cm" svg:height="2.54cm" svg:x="14.97cm" svg:y="16.621cm">
          <text:p text:style-name="P1">Pools</text:p>
          <text:p text:style-name="P1">(multiple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7" draw:id="id7" draw:layer="layout" svg:width="5.08cm" svg:height="2.667cm" svg:x="14.97cm" svg:y="19.796cm">
          <text:p text:style-name="P1">Factor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xml:id="id10" draw:id="id10" draw:layer="layout" svg:width="3.175cm" svg:height="3.302cm" svg:x="15.986cm" svg:y="23.352cm">
          <text:p text:style-name="P1">Benefactor</text:p>
          <text:p text:style-name="P1">Acc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928cm" svg:height="0.962cm" svg:x="16.106cm" svg:y="15.351cm">
          <draw:text-box>
            <text:p>Uniswap</text:p>
          </draw:text-box>
        </draw:frame>
        <draw:custom-shape draw:style-name="gr2" draw:text-style-name="P2" draw:layer="layout" svg:width="4.953cm" svg:height="2.286cm" svg:x="3.286cm" svg:y="7.731cm">
          <text:p text:style-name="P1">Portfolio</text:p>
          <text:p text:style-name="P1">Balancer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draw:line-skew="-2.857cm" svg:x1="15.224cm" svg:y1="3.603cm" svg:x2="8.239cm" svg:y2="5.508cm" draw:start-shape="id1" draw:start-glue-point="3" draw:end-shape="id2" svg:d="M15224 3603h-6350v1905h-635" svg:viewBox="0 0 6986 1906">
          <text:p/>
        </draw:connector>
        <draw:connector draw:style-name="gr14" draw:text-style-name="P6" draw:layer="layout" draw:line-skew="-1.841cm" svg:x1="15.224cm" svg:y1="6.462cm" svg:x2="8.239cm" svg:y2="5.508cm" draw:start-shape="id3" draw:start-glue-point="5" draw:end-shape="id2" svg:d="M15224 6462h-5334v-954h-1651" svg:viewBox="0 0 6986 955">
          <text:p/>
        </draw:connector>
        <draw:connector draw:style-name="gr15" draw:text-style-name="P6" draw:layer="layout" draw:line-skew="-2.095cm" svg:x1="15.224cm" svg:y1="9.89cm" svg:x2="8.239cm" svg:y2="5.508cm" draw:start-shape="id4" draw:start-glue-point="5" draw:end-shape="id2" svg:d="M15224 9890h-5588v-4382h-1397" svg:viewBox="0 0 6986 4383">
          <text:p/>
        </draw:connector>
        <draw:connector draw:style-name="gr14" draw:text-style-name="P6" draw:layer="layout" draw:line-skew="-2.349cm" svg:x1="15.224cm" svg:y1="13.192cm" svg:x2="8.239cm" svg:y2="5.508cm" draw:start-shape="id5" draw:start-glue-point="5" draw:end-shape="id2" draw:end-glue-point="1" svg:d="M15224 13192h-5842v-7684h-1143" svg:viewBox="0 0 6986 7685">
          <text:p/>
        </draw:connector>
        <draw:connector draw:style-name="gr14" draw:text-style-name="P6" draw:layer="layout" draw:line-skew="-2.476cm" svg:x1="14.97cm" svg:y1="17.891cm" svg:x2="8.239cm" svg:y2="5.508cm" draw:start-shape="id6" draw:start-glue-point="5" draw:end-shape="id2" draw:end-glue-point="1" svg:d="M14970 17891h-5842v-12383h-889" svg:viewBox="0 0 6732 12384">
          <text:p/>
        </draw:connector>
        <draw:connector draw:style-name="gr14" draw:text-style-name="P6" draw:layer="layout" draw:line-skew="-2.73cm" svg:x1="14.97cm" svg:y1="21.13cm" svg:x2="8.239cm" svg:y2="5.508cm" draw:start-shape="id7" draw:start-glue-point="5" draw:end-shape="id2" draw:end-glue-point="1" svg:d="M14970 21130h-6096v-15622h-635" svg:viewBox="0 0 6732 15623">
          <text:p/>
        </draw:connector>
        <draw:connector draw:style-name="gr16" draw:text-style-name="P6" draw:layer="layout" draw:line-skew="2.242cm" svg:x1="7.096cm" svg:y1="21.701cm" svg:x2="16.333cm" svg:y2="18.749cm" draw:start-shape="id8" draw:start-glue-point="7" svg:d="M7096 21701h7112v-2952h2125" svg:viewBox="0 0 9238 2953">
          <text:p/>
        </draw:connector>
        <draw:connector draw:style-name="gr17" draw:text-style-name="P6" draw:layer="layout" draw:line-skew="-2.881cm" svg:x1="7.096cm" svg:y1="21.701cm" svg:x2="17.182cm" svg:y2="14.535cm" draw:start-shape="id8" draw:start-glue-point="7" svg:d="M7096 21701h2413v-7166h7673" svg:viewBox="0 0 10087 7167">
          <text:p/>
        </draw:connector>
        <draw:frame draw:style-name="gr18" draw:text-style-name="P7" draw:layer="layout" svg:width="2.902cm" svg:height="0.806cm" svg:x="10.163cm" svg:y="21.701cm">
          <draw:text-box>
            <text:p><text:span text:style-name="T1">Flash</text:span><text:span text:style-name="T2"> swap</text:span></text:p>
          </draw:text-box>
        </draw:frame>
        <draw:frame draw:style-name="gr19" draw:text-style-name="P7" draw:layer="layout" svg:width="1.143cm" svg:height="0.725cm" svg:x="11.16cm" svg:y="17.129cm">
          <draw:text-box>
            <text:p><text:span text:style-name="T2"><text:s/></text:span></text:p>
          </draw:text-box>
        </draw:frame>
        <draw:frame draw:style-name="gr20" draw:text-style-name="P8" draw:layer="layout" svg:width="4.287cm" svg:height="0.806cm" svg:x="9.828cm" svg:y="2.942cm">
          <draw:text-box>
            <text:p><text:span text:style-name="T3">Get account data</text:span></text:p>
          </draw:text-box>
        </draw:frame>
        <draw:frame draw:style-name="gr18" draw:text-style-name="P8" draw:layer="layout" svg:width="2.667cm" svg:height="0.806cm" svg:x="10.779cm" svg:y="5.826cm">
          <draw:text-box>
            <text:p><text:span text:style-name="T3">Get rates</text:span></text:p>
          </draw:text-box>
        </draw:frame>
        <draw:frame draw:style-name="gr18" draw:text-style-name="P7" draw:layer="layout" svg:width="2.667cm" svg:height="0.806cm" svg:x="10.652cm" svg:y="9.128cm">
          <draw:text-box>
            <text:p><text:span text:style-name="T1">Get</text:span><text:span text:style-name="T2"> prices</text:span></text:p>
          </draw:text-box>
        </draw:frame>
        <draw:frame draw:style-name="gr21" draw:text-style-name="P9" draw:layer="layout" svg:width="3.427cm" svg:height="0.806cm" svg:x="10.271cm" svg:y="12.43cm">
          <draw:text-box>
            <text:p><text:span text:style-name="T1">Get balances</text:span></text:p>
          </draw:text-box>
        </draw:frame>
        <draw:frame draw:style-name="gr22" draw:text-style-name="P9" draw:layer="layout" svg:width="3.652cm" svg:height="0.806cm" svg:x="10.302cm" svg:y="17.129cm">
          <draw:text-box>
            <text:p><text:span text:style-name="T1">Get swap cost</text:span></text:p>
          </draw:text-box>
        </draw:frame>
        <draw:frame draw:style-name="gr23" draw:text-style-name="P9" draw:layer="layout" svg:width="4.807cm" svg:height="0.806cm" svg:x="9.509cm" svg:y="20.387cm">
          <draw:text-box>
            <text:p><text:span text:style-name="T1">Get pool addresses</text:span></text:p>
          </draw:text-box>
        </draw:frame>
        <draw:frame draw:style-name="gr24" draw:text-style-name="P10" draw:layer="layout" svg:width="2.348cm" svg:height="0.806cm" svg:x="10.717cm" svg:y="14.462cm">
          <draw:text-box>
            <text:p><text:span text:style-name="T4">liquidate</text:span></text:p>
          </draw:text-box>
        </draw:frame>
        <draw:line draw:style-name="gr14" draw:text-style-name="P6" draw:layer="layout" svg:x1="5.699cm" svg:y1="6.588cm" svg:x2="5.699cm" svg:y2="7.731cm">
          <text:p/>
        </draw:line>
        <draw:line draw:style-name="gr14" draw:text-style-name="P6" draw:layer="layout" svg:x1="5.699cm" svg:y1="10.017cm" svg:x2="5.699cm" svg:y2="11.16cm">
          <text:p/>
        </draw:line>
        <draw:line draw:style-name="gr14" draw:text-style-name="P6" draw:layer="layout" svg:x1="5.699cm" svg:y1="13.446cm" svg:x2="5.699cm" svg:y2="15.351cm">
          <text:p/>
        </draw:line>
        <draw:line draw:style-name="gr14" draw:text-style-name="P6" draw:layer="layout" svg:x1="5.699cm" svg:y1="17.764cm" svg:x2="5.699cm" svg:y2="19.415cm">
          <text:p/>
        </draw:line>
        <draw:custom-shape draw:style-name="gr25" draw:text-style-name="P2" xml:id="id9" draw:id="id9" draw:layer="layout" svg:width="2.159cm" svg:height="2.413cm" svg:x="1.254cm" svg:y="24.241cm">
          <text:p text:style-name="P1">Own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6" draw:layer="layout" svg:x1="3.413cm" svg:y1="25.448cm" svg:x2="5.699cm" svg:y2="23.987cm" draw:start-shape="id9" draw:start-glue-point="10" draw:end-shape="id8" draw:end-glue-point="6" svg:d="M3413 25448h2286v-1461" svg:viewBox="0 0 2287 1462">
          <text:p/>
        </draw:connector>
        <draw:connector draw:style-name="gr16" draw:text-style-name="P6" draw:layer="layout" draw:line-skew="-4.064cm" svg:x1="7.096cm" svg:y1="21.701cm" svg:x2="15.986cm" svg:y2="25.003cm" draw:start-shape="id8" draw:start-glue-point="7" draw:end-shape="id10" draw:end-glue-point="6" svg:d="M7096 21701h381v3302h8509" svg:viewBox="0 0 8891 3303">
          <text:p/>
        </draw:connector>
        <draw:frame draw:style-name="gr26" draw:text-style-name="P5" draw:layer="layout" svg:width="3.614cm" svg:height="0.962cm" svg:x="10.017cm" svg:y="24.041cm">
          <draw:text-box>
            <text:p><text:span text:style-name="T1">Transfer</text:span> <text:span text:style-name="T1">profit</text:span></text:p>
          </draw:text-box>
        </draw:frame>
        <draw:frame draw:style-name="gr27" draw:text-style-name="P9" draw:layer="layout" svg:width="3.072cm" svg:height="1.361cm" svg:x="3.516cm" svg:y="24.749cm">
          <draw:text-box>
            <text:p><text:span text:style-name="T1">Change settings</text:span></text:p>
          </draw:text-box>
        </draw:frame>
        <draw:custom-shape draw:style-name="gr28" draw:text-style-name="P11" draw:layer="layout" svg:width="5.715cm" svg:height="11.176cm" svg:x="2.905cm" svg:y="7.096cm">
          <text:p/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6.708cm" svg:height="0.878cm" draw:transform="rotate (1.5707963267949) translate (2.016cm 15.986cm)">
          <draw:text-box>
            <text:p><text:span text:style-name="T5">Standard Module Design</text:span></text:p>
          </draw:text-box>
        </draw:frame>
        <draw:custom-shape draw:style-name="gr30" draw:text-style-name="P2" draw:layer="layout" svg:width="0.762cm" svg:height="0.762cm" svg:x="1.762cm" svg:y="3.2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1" draw:text-style-name="P9" draw:layer="layout" svg:width="2.921cm" svg:height="4.691cm" svg:x="2.651cm" svg:y="3.294cm">
          <draw:text-box>
            <text:p text:style-name="P13"><text:span text:style-name="T1">Contract</text:span></text:p>
          </draw:text-box>
        </draw:frame>
        <draw:custom-shape draw:style-name="gr32" draw:text-style-name="P2" draw:layer="layout" svg:width="0.762cm" svg:height="0.762cm" svg:x="1.762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9" draw:layer="layout" svg:width="6.293cm" svg:height="0.806cm" svg:x="2.676cm" svg:y="2.332cm">
          <draw:text-box>
            <text:p><text:span text:style-name="T1">Externally Owned Account</text:span></text:p>
          </draw:text-box>
        </draw:frame>
        <draw:custom-shape draw:style-name="gr34" draw:text-style-name="P2" draw:layer="layout" svg:width="0.762cm" svg:height="0.635cm" svg:x="1.762cm" svg:y="1.381cm">
          <text:p/>
          <draw:enhanced-geometry svg:viewBox="0 0 21600 21600" draw:type="rectangle" draw:enhanced-path="M 0 0 L 21600 0 21600 21600 0 21600 0 0 Z N"/>
        </draw:custom-shape>
        <draw:frame draw:style-name="gr33" draw:text-style-name="P9" draw:layer="layout" svg:width="1.963cm" svg:height="0.806cm" svg:x="2.651cm" svg:y="1.381cm">
          <draw:text-box>
            <text:p><text:span text:style-name="T1">Ser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5T15:23:28.366040532</meta:creation-date>
    <dc:date>2020-06-15T20:13:24.147472996</dc:date>
    <meta:editing-duration>PT8M46S</meta:editing-duration>
    <meta:editing-cycles>3</meta:editing-cycles>
    <meta:generator>LibreOffice/6.0.7.3$Linux_X86_64 LibreOffice_project/00m0$Build-3</meta:generator>
    <meta:document-statistic meta:object-count="50"/>
  </office:meta>
</office:document-meta>
</file>